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09-25T14:10:40</dc:date>
    <dc:creator>Philippe Grosjean</dc:creator>
    <meta:generator>OpenOffice.org/3.0$Unix OpenOffice.org_project/300m5$Build-9350</meta:generator>
    <meta:editing-duration>PT00H01M04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